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4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0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11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10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9-1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7-2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6-0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6-0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4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2-0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11-0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08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05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01-2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11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08-1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06-0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05-05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11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08-1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05-12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02-0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11-2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11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08-0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04-3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01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11-0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8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4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3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2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3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5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3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0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11-0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8-0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1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5-0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2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8-08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8-05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8-01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7-11-0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7-05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7-02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6-11-0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6-08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6-05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6-02-1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5-11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5-08-0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5-05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5-02-1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4-11-1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4-08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4-05-0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4-02-1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2-05-2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2-05-0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1-05-03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1-02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07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9-04-1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8-06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3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36" meta:object-count="0"/>
    <meta:user-defined meta:name="AppVersion">3.0</meta:user-defined>
  </office:meta>
</office:document-meta>
</file>